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" style:family="table-cell" style:parent-style-name="Default">
      <style:table-cell-properties fo:background-color="#ffff99" fo:border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GLES</text:p>
          </table:table-cell>
          <table:table-cell table:style-name="ce1" office:value-type="string" calcext:value-type="string">
            <text:p>GLES2</text:p>
          </table:table-cell>
          <table:table-cell table:number-columns-repeated="3"/>
          <table:table-cell table:style-name="ce2" office:value-type="string" calcext:value-type="string">
            <text:p>Functions not in GLES:</text:p>
          </table:table-cell>
          <table:table-cell table:style-name="ce3"/>
          <table:table-cell table:style-name="ce4" table:formula="of:=COUNTBLANK( [.A2:.A473])" office:value-type="float" office:value="138" calcext:value-type="float">
            <text:p>138</text:p>
          </table:table-cell>
        </table:table-row>
        <table:table-row table:style-name="ro1">
          <table:table-cell table:style-name="ce1"/>
          <table:table-cell office:value-type="string" calcext:value-type="string">
            <text:p>GL_ACTIVE_ATTRIBUTE_MAX_LENGTH</text:p>
          </table:table-cell>
          <table:table-cell table:number-columns-repeated="3"/>
          <table:table-cell table:style-name="ce2" office:value-type="string" calcext:value-type="string">
            <text:p>Functions not in GLES2:</text:p>
          </table:table-cell>
          <table:table-cell table:style-name="ce3"/>
          <table:table-cell table:style-name="ce4" table:formula="of:=COUNTBLANK( [.B2:.B473])" office:value-type="float" office:value="171" calcext:value-type="float">
            <text:p>171</text:p>
          </table:table-cell>
        </table:table-row>
        <table:table-row table:style-name="ro1">
          <table:table-cell table:style-name="ce1"/>
          <table:table-cell office:value-type="string" calcext:value-type="string">
            <text:p>GL_ACTIVE_ATTRIBUTE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ACTIVE_TEX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A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DD_SIGN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LIASED_LINE_WIDTH_RANGE</text:p>
          </table:table-cell>
          <table:table-cell office:value-type="string" calcext:value-type="string">
            <text:p>GL_ACTIVE_UNIFORM_MAX_LENG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ALIASED_POINT_SIZE_RANGE</text:p>
          </table:table-cell>
          <table:table-cell office:value-type="string" calcext:value-type="string">
            <text:p>GL_ACTIVE_UNIFORM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ALIASED_LINE_WIDTH_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ALIASED_POINT_SIZE_RANG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ALPHA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ALPHA_B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ALPHA_SC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LPHA_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LPHA_TEST_FU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LPHA_TEST_REF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ALW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AMBI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MBIENT_AND_DIFF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ND_INVE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AND_REVER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ARRAY_BUFF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ARRAY_BUFFER_BIN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ATTACHED_SHADER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BACK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BL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COL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DST_ALPH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DST_RG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EQU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EQUATION_ALPH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EQUATION_RG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SRC_ALPH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END_SRC_RG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LUE_BI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L_BLEND_D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BLEND_S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BLUE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BO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OOL_VEC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OOL_VEC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BOOL_VEC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BUFFER_SIZ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BUFFER_USAG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BYT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CCW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CLAMP_TO_ED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LEAR</text:p>
          </table:table-cell>
          <table:table-cell office:value-type="string" calcext:value-type="string">
            <text:p>GL_COLOR_ATTACHMENT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LIENT_ACTIVE_TEX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LIP_PLANE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LIP_PLANE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LIP_PLANE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LIP_PLANE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LIP_PLANE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LIP_PLAN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AR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ARRAY_BUFFER_BIN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ARRAY_PO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ARRAY_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ARRAY_ST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ARRAY_TYP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COLOR_BUFFER_BI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COLOR_CLEAR_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OLOR_LOGIC_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LOR_MATERIAL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COLOR_WRITE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OMBI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COMPILE_STAT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COMPRESSED_TEXTURE_FORM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OMBINE_ALPHA</text:p>
          </table:table-cell>
          <table:table-cell office:value-type="string" calcext:value-type="string">
            <text:p>GL_CONSTANT_ALP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OMBINE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MPRESSED_TEXTURE_FORMA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NST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NSTANT_ATTENU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CONSTANT_COL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O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OPY_INVERTED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CULL_FAC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CULL_FACE_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CURRENT_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URRENT_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CURRENT_TEXTURE_COORD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CURRENT_PROGR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CURRENT_VERTEX_ATTRIB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C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DECAL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DEC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DECR_WRA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DELETE_STAT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DEPTH_ATTACHME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BIT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BUFFER_BI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CLEAR_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DEPTH_COMPON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DEPTH_COMPONENT1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FUNC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RANG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T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EPTH_WRITE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DIFFUS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DITH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ONT_C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DOT3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DOT3_RGBA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DST_ALPHA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ST_COLO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DYNAMIC_DRAW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ELEMENT_ARRAY_BUFF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ELEMENT_ARRAY_BUFFER_BI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EMISSIO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EQ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EQUI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EX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EXP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EXTENSION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FALS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FAST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FIX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FLAT</text:p>
          </table:table-cell>
          <table:table-cell office:value-type="string" calcext:value-type="string">
            <text:p>GL_FLO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FLOAT</text:p>
          </table:table-cell>
          <table:table-cell office:value-type="string" calcext:value-type="string">
            <text:p>GL_FLOAT_MAT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LOAT_MAT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LOAT_MAT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LOAT_VEC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LOAT_VEC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LOAT_VEC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FO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FOG_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FOG_DEN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FOG_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FOG_H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FOG_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FOG_STA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FRAGMENT_SHA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ATTACHMENT_OBJECT_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ATTACHMENT_OBJECT_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ATTACHMENT_TEXTURE_CUBE_MAP_F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ATTACHMENT_TEXTURE_LEV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BIN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COMPLE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INCOMPLETE_ATTACH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INCOMPLETE_DIMENS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INCOMPLETE_MISSING_ATTACH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RAMEBUFFER_UNSUPPORTED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FRO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FRONT_AND_BACK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FRONT_F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UNC_AD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UNC_REVERSE_SUBTRA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FUNC_SUBTR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GENERATE_MIPMAP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GENERATE_MIPMAP_HI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GEQUA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GREAT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GREEN_B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HIGH_FLO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HIGH_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MPLEMENTATION_COLOR_READ_FORM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MPLEMENTATION_COLOR_READ_TYP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IN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INTERPOL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INCR_WRA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NFO_LOG_LENG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NT_VEC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NT_VEC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NT_VEC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INVALID_EN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INVALID_OPER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INVALID_FRAMEBUFFER_OPER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INVALID_OPERATION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INVALID_VALU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INVER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KEEP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EQUA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LIGHT_MODEL_AMBI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_MODEL_TWO_S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GH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_LO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_SMOO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_SMOOTH_H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_STR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_WID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LINEAR_ATTENU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LINE_LOO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LINE_STRI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LINE_WID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LINEA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INEAR_MIPMAP_LINEA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INEAR_MIPMAP_NEAR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LOGIC_OP_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LINK_STAT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LOW_FLO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LOW_I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UMINANC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LUMINANCE_ALP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MATRIX_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AX_CLIP_PLA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AX_LIGH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AX_MODELVIEW_STACK_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AX_PROJECTION_STACK_DEP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MAX_COMBINED_TEXTURE_IMAGE_UN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CUBE_MAP_TEXTURE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FRAGMENT_UNIFORM_VECTO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RENDERBUFFER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TEXTURE_IMAGE_UNIT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MAX_TEXTURE_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MAX_TEXTURE_STACK_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AX_TEXTURE_UN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MAX_VARYING_VECTO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VERTEX_ATTRIB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VERTEX_TEXTURE_IMAGE_UN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AX_VERTEX_UNIFORM_VECTOR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MAX_VIEWPORT_DI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MODELVI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ODELVIEW_MATRI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ODELVIEW_STACK_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ODUL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MULTISAM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MEDIUM_FLO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EDIUM_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MIRRORED_REPEA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NEAR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NEAREST_MIPMAP_LINEA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NEAREST_MIPMAP_NEAR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NEV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NIC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NO_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NO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MAL_AR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MAL_ARRAY_BUFFER_BIN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MAL_ARRAY_PO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MAL_ARRAY_ST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MAL_ARRAY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RMAL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OTEQU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NUM_COMPRESSED_TEXTURE_FORMA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N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NOTEQU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NUM_COMPRESSED_TEXTURE_FORMA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NUM_SHADER_BINARY_FORMAT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ONE_MINUS_CONSTANT_ALPH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ONE_MINUS_CONSTANT_COLO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ONE_MINUS_DST_ALPHA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ONE_MINUS_DST_COLO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ONE_MINUS_SRC_ALPHA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ONE_MINUS_SRC_COL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OPERAND0_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PERAND0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PERAND1_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PERAND1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PERAND2_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PERAND2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R_INVE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R_REVE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OUT_OF_MEM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ACK_ALIG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ERSPECTIVE_CORRECTION_H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DISTANCE_ATTENU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FADE_THRESHOLD_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SIZE_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SIZE_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SMOO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INT_SMOOTH_H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OUT_OF_MEMO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PACK_ALIGNME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POINT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POLYGON_OFFSET_FACTO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POLYGON_OFFSET_FIL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POLYGON_OFFSET_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PO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REVIO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RIMARY_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ROJ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ROJECTION_MATRI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ROJECTION_STACK_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QUADRATIC_ATTENUATIO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RED_B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ALPHA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BIN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BLUE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DEPTH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GREEN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HE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INTERNAL_FORM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RED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STENCIL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ENDERBUFFER_WIDTH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RENDER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REPEA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REP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RESCALE_NORMAL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RG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GB5_A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GB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RGB_SCAL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RGB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RGBA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AMPLE_ALPHA_TO_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SAMPLE_ALPHA_TO_ON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SAMPLE_BUFFER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AMPLE_COVERAG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AMPLE_COVERAGE_INVER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AMPLE_COVERAGE_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SAMP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SAMPLER_2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AMPLER_CUB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AMPLE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CISSOR_BOX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CISSOR_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HADE_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HININE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SHADER_BINARY_FORMA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HADER_COMPIL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HADER_SOURCE_LENG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HADER_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HADING_LANGUAGE_VERSION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H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SMOO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MOOTH_LINE_WIDTH_RA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MOOTH_POINT_SIZE_RA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PECUL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POT_CUTO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POT_DIR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POT_EXPONE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SRC_ALPHA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RC_ALPHA_SATURAT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RC_COL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SRC0_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RC0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RC1_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RC1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RC2_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RC2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TACK_OVERF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STACK_UNDERFLOW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STATIC_DRA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ATTACH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FA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FUN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PASS_DEPTH_FA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PASS_DEPTH_PA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RE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VALUE_MAS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BACK_WRITEMASK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BIT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BUFFER_BI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CLEAR_VALU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FAI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FUN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ENCIL_INDEX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PASS_DEPTH_FAI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PASS_DEPTH_PAS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REF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TES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VALUE_MASK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TENCIL_WRITEMAS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STREAM_DRAW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SUBPIXEL_B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SUBTRAC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TEXTUR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_2D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_BINDING_2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BINDING_CUBE_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TEXTURE_COORD_AR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COORD_ARRAY_BUFFER_BIN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COORD_ARRAY_PO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COORD_ARRAY_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COORD_ARRAY_ST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COORD_ARRAY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ENV_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TEXTURE_ENV_M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TEXTURE_CUBE_MA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CUBE_MAP_NEGATIVE_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CUBE_MAP_NEGATIVE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CUBE_MAP_NEGATIVE_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CUBE_MAP_POSITIVE_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CUBE_MAP_POSITIVE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TEXTURE_CUBE_MAP_POSITIVE_Z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_MAG_FIL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TEXTURE_MATRIX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TEXTURE_MIN_FIL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TEXTURE_STACK_DEPTH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TEXTURE_WRAP_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_WRAP_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1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2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3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3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EXTURE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RIANGLE_FAN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RIANGLE_STRIP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RIANGLE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TRUE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UNPACK_ALIGNME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UNSIGNED_BY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UNSIGNED_IN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UNSIGNED_SHORT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UNSIGNED_SHORT_4_4_4_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UNSIGNED_SHORT_5_5_5_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UNSIGNED_SHORT_5_6_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ALIDATE_STATU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VENDO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VERSION_ES_CL_1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SION_ES_CL_1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SION_ES_CM_1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SION_ES_CM_1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TEX_AR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TEX_ARRAY_BUFFER_BIN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TEX_ARRAY_PO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TEX_ARRAY_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TEX_ARRAY_ST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VERTEX_ARRAY_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_VERTEX_ATTRIB_ARRAY_BUFFER_BIN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ATTRIB_ARRAY_ENABL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ATTRIB_ARRAY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ATTRIB_ARRAY_POIN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ATTRIB_ARRAY_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ATTRIB_ARRAY_STRI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ATTRIB_ARRAY_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_VERTEX_SHADER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L_VIEW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_XOR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L_ZER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5T23:35:45.931869170</dc:date>
    <meta:editing-duration>PT18M12S</meta:editing-duration>
    <meta:editing-cycles>8</meta:editing-cycles>
    <meta:document-statistic meta:table-count="1" meta:cell-count="641" meta:object-count="0"/>
  </office:meta>
</office:document-meta>
</file>